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07mm"/>
    </style:style>
    <style:style style:name="co2" style:family="table-column">
      <style:table-column-properties fo:break-before="auto" style:column-width="19.05mm"/>
    </style:style>
    <style:style style:name="co3" style:family="table-column">
      <style:table-column-properties fo:break-before="auto" style:column-width="75.57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16.42mm"/>
    </style:style>
    <style:style style:name="co6" style:family="table-column">
      <style:table-column-properties fo:break-before="auto" style:column-width="38.93mm"/>
    </style:style>
    <style:style style:name="co7" style:family="table-column">
      <style:table-column-properties fo:break-before="auto" style:column-width="27.8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Roboy_motorbo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ayer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_TVS</text:p>
          </table:table-cell>
          <table:table-cell/>
        </table:table-row>
        <table:table-row table:style-name="ro1" table:visibility="collapse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_7.3x7.3_H4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u</text:p>
          </table:table-cell>
          <table:table-cell/>
        </table:table-row>
        <table:table-row table:style-name="ro1" table:visibility="collapse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SPST_B3U-1000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Push</text:p>
          </table:table-cell>
          <table:table-cell/>
        </table:table-row>
        <table:table-row table:style-name="ro1" table:visibility="collapse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QFN-48-1EP_7x7mm_Pitch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E9879QX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/50V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se_Small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SW_DIP_x2_W5.08mm_Slide_Copal_CHS-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DIP_x0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CP_Elec_6.3x4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u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CP_Elec_4x4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/50V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Bosch_LGA-14_3x2.5mm_P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I16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LED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_Ok_Green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,C2,C3</text:p>
          </table:table-cell>
          <table:table-cell office:value-type="string" calcext:value-type="string">
            <text:p>The_0402_F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n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,C5</text:p>
          </table:table-cell>
          <table:table-cell office:value-type="string" calcext:value-type="string">
            <text:p>The_0402_F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0n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,C9,C10</text:p>
          </table:table-cell>
          <table:table-cell office:value-type="string" calcext:value-type="string">
            <text:p>The_0402_FP</text:p>
          </table:table-cell>
          <table:table-cell office:value-type="string" calcext:value-type="string">
            <text:p>2 (3)</text:p>
          </table:table-cell>
          <table:table-cell office:value-type="string" calcext:value-type="string">
            <text:p>330n</text:p>
          </table:table-cell>
          <table:table-cell office:value-type="string" calcext:value-type="string">
            <text:p>DNP C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4,C44,C45</text:p>
          </table:table-cell>
          <table:table-cell office:value-type="string" calcext:value-type="string">
            <text:p>The_0402_F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n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0,C24</text:p>
          </table:table-cell>
          <table:table-cell office:value-type="string" calcext:value-type="string">
            <text:p>The_0402_F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/50V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,D3</text:p>
          </table:table-cell>
          <table:table-cell office:value-type="string" calcext:value-type="string">
            <text:p>D_SOD-9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MEG4010AESBYL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LED_WS2812B-PLCC4_3.5x3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o-Pixel</text:p>
          </table:table-cell>
          <table:table-cell/>
        </table:table-row>
        <table:table-row table:style-name="ro1" table:visibility="collapse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LED_Dual_0603_AAC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Dual_AACC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Wago_2060_3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go_SMD_3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TE-Connectivity_Micro-Match_connector_02x03_Pitch_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or_Encoder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TE-Connectivity_Micro-Match_connector_02x03_Pitch_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l_Sensors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TE-Connectivity_Micro-Match_connector_02x03_Pitch_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I2</text:p>
          </table:table-cell>
          <table:table-cell/>
        </table:table-row>
        <table:table-row table:style-name="ro1" table:visibility="collapse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TE-Connectivity_Micro-Match_connector_02x03_Pitch_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I1 / I2C / Disp</text:p>
          </table:table-cell>
          <table:table-cell/>
        </table:table-row>
        <table:table-row table:style-name="ro1" table:visibility="collapse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Wago_2060_2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go_SMD_2</text:p>
          </table:table-cell>
          <table:table-cell/>
        </table:table-row>
        <table:table-row table:style-name="ro1" table:visibility="collapse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,R26</text:p>
          </table:table-cell>
          <table:table-cell office:value-type="string" calcext:value-type="string">
            <text:p>The_0402_F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/>
        </table:table-row>
        <table:table-row table:style-name="ro1" table:visibility="collapse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1</text:p>
          </table:table-cell>
          <table:table-cell office:value-type="string" calcext:value-type="string">
            <text:p>The_0402_F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rmistor_PTC</text:p>
          </table:table-cell>
          <table:table-cell/>
        </table:table-row>
        <table:table-row table:style-name="ro1" table:visibility="collapse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7,Q1,Q2,Q3,Q4,Q5,Q6</text:p>
          </table:table-cell>
          <table:table-cell office:value-type="string" calcext:value-type="string">
            <text:p>VSON-8_3.3x3.3mm_Pitch0.65mm_NexFE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SD18534Q5A</text:p>
          </table:table-cell>
          <table:table-cell/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8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_NPN_BC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R_1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m/3W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1,C25,C26,C27,C28,C29,C30,C31,C32</text:p>
          </table:table-cell>
          <table:table-cell office:value-type="string" calcext:value-type="string">
            <text:p>C_08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2u/50V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3,U4</text:p>
          </table:table-cell>
          <table:table-cell office:value-type="string" calcext:value-type="string">
            <text:p>UQFN-10_1.4x1.8mm_Pitch0.4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SA2259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X2SON-8_1.4x1mm_P0.3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TS010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2,C17</text:p>
          </table:table-cell>
          <table:table-cell office:value-type="string" calcext:value-type="string">
            <text:p>The_0402_F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The_0402_F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n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1,C37,C38,C39,C43</text:p>
          </table:table-cell>
          <table:table-cell office:value-type="string" calcext:value-type="string">
            <text:p>The_0402_F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n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3,C14,C15,C16,C18,C19</text:p>
          </table:table-cell>
          <table:table-cell office:value-type="string" calcext:value-type="string">
            <text:p>The_0402_F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.7n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The_0402_F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/50V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35,C36</text:p>
          </table:table-cell>
          <table:table-cell office:value-type="string" calcext:value-type="string">
            <text:p>The_0402_F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40</text:p>
          </table:table-cell>
          <table:table-cell office:value-type="string" calcext:value-type="string">
            <text:p>The_0402_F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u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41</text:p>
          </table:table-cell>
          <table:table-cell office:value-type="string" calcext:value-type="string">
            <text:p>The_0402_F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42</text:p>
          </table:table-cell>
          <table:table-cell office:value-type="string" calcext:value-type="string">
            <text:p>The_0402_F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7,(D8),D9</text:p>
          </table:table-cell>
          <table:table-cell office:value-type="string" calcext:value-type="string">
            <text:p>D_SOD-993</text:p>
          </table:table-cell>
          <table:table-cell office:value-type="string" calcext:value-type="string">
            <text:p>2 (3)</text:p>
          </table:table-cell>
          <table:table-cell office:value-type="string" calcext:value-type="string">
            <text:p>PMEG4010AESBYL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,R29</text:p>
          </table:table-cell>
          <table:table-cell office:value-type="string" calcext:value-type="string">
            <text:p>The_0402_F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The_0402_F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4,R21,R22,R23,R27,R28,R32,R34,R35</text:p>
          </table:table-cell>
          <table:table-cell office:value-type="string" calcext:value-type="string">
            <text:p>The_0402_F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5,R6,R9,R10,R16,R17</text:p>
          </table:table-cell>
          <table:table-cell office:value-type="string" calcext:value-type="string">
            <text:p>The_0402_FP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.2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7,R8,R11,R12,R18,R19,R24,R25,R30,R33</text:p>
          </table:table-cell>
          <table:table-cell office:value-type="string" calcext:value-type="string">
            <text:p>The_0402_F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k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3,R14</text:p>
          </table:table-cell>
          <table:table-cell office:value-type="string" calcext:value-type="string">
            <text:p>The_0402_FP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The_0402_F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k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The_0402_F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6k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4-DF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5317-3.3YMT-TZ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IM69D130_Simic_uPh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ic_Infineon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SOT-23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Z128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L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u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ULLGA6_1.45_x_1.0_0.5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LX2G17AMX1TCG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G***</text:p>
          </table:table-cell>
          <table:table-cell office:value-type="string" calcext:value-type="string">
            <text:p>R1_face_mask_5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G***</text:p>
          </table:table-cell>
          <table:table-cell office:value-type="string" calcext:value-type="string">
            <text:p>Roboy_text_5.5mm_F.C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O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Star_Ground_2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er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MK3,MK1,MK2,MK4</text:p>
          </table:table-cell>
          <table:table-cell office:value-type="string" calcext:value-type="string">
            <text:p>MountingHole_2.2mm_M2_DIN965_P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Measurement_Point_Round-SMD-Pad_Sm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_PIN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TestPoint_Pad_D1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ic_D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TestPoint_Pad_D1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ic_C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G***</text:p>
          </table:table-cell>
          <table:table-cell office:value-type="string" calcext:value-type="string">
            <text:p>R1_ear_silk_5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O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G***</text:p>
          </table:table-cell>
          <table:table-cell office:value-type="string" calcext:value-type="string">
            <text:p>R1_eyes_mask_5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O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svg2mod</text:p>
          </table:table-cell>
          <table:table-cell office:value-type="string" calcext:value-type="string">
            <text:p>Roboy_Logo_F.C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***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NT1</text:p>
          </table:table-cell>
          <table:table-cell office:value-type="string" calcext:value-type="string">
            <text:p>NetTie-2_SMD_Pad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t-Tie_2</text:p>
          </table:table-cell>
          <table:table-cell/>
        </table:table-row>
        <table:table-row table:style-name="ro1" table:number-rows-repeated="104850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Roboy_motorboard.A1:Roboy_motorboard.G69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9">00/00/0000</text:date>, <text:time style:data-style-name="N2" text:time-value="19:01:31.2860165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9T20:15:28.160841754</dc:date>
    <meta:editing-duration>PT5H57M18S</meta:editing-duration>
    <meta:editing-cycles>6</meta:editing-cycles>
    <meta:generator>LibreOffice/6.0.7.3$Linux_X86_64 LibreOffice_project/00m0$Build-3</meta:generator>
    <meta:document-statistic meta:table-count="1" meta:cell-count="416" meta:object-count="0"/>
  </office:meta>
</office:document-meta>
</file>